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e718" officeooo:paragraph-rsid="001de718"/>
    </style:style>
    <style:style style:name="P2" style:family="paragraph" style:parent-style-name="Standard" style:list-style-name="L1">
      <style:text-properties officeooo:rsid="001de718" officeooo:paragraph-rsid="001de718"/>
    </style:style>
    <style:style style:name="P3" style:family="paragraph" style:parent-style-name="Standard" style:list-style-name="L1">
      <style:text-properties officeooo:rsid="001f777f" officeooo:paragraph-rsid="001f777f"/>
    </style:style>
    <style:style style:name="P4" style:family="paragraph" style:parent-style-name="Standard" style:list-style-name="L1">
      <style:text-properties officeooo:rsid="00205797" officeooo:paragraph-rsid="00205797"/>
    </style:style>
    <style:style style:name="P5" style:family="paragraph" style:parent-style-name="Standard">
      <style:text-properties officeooo:rsid="00205797" officeooo:paragraph-rsid="00205797"/>
    </style:style>
    <style:style style:name="T1" style:family="text">
      <style:text-properties officeooo:rsid="001f777f"/>
    </style:style>
    <style:style style:name="T2" style:family="text">
      <style:text-properties officeooo:rsid="001e629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ny</text:p>
      <text:p text:style-name="P1"/>
      <text:list text:style-name="L1">
        <text:list-item>
          <text:p text:style-name="P2"><text:span text:style-name="T1">W</text:span>as ist <text:span text:style-name="T1">P</text:span>ony</text:p>
        </text:list-item>
        <text:list-item>
          <text:p text:style-name="P2"><text:span text:style-name="T1">F</text:span>eatures vorstellen</text:p>
        </text:list-item>
        <text:list-item>
          <text:p text:style-name="P2"><text:span text:style-name="T2">Vergleich mit anderen Sprachen</text:span></text:p>
        </text:list-item>
        <text:list-item>
          <text:p text:style-name="P3">Wie geht Pony mit klassischen Problemen vor</text:p>
        </text:list-item>
        <text:list-item>
          <text:p text:style-name="P4">Fazit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2:03:33.103735885</meta:creation-date>
    <dc:date>2025-11-03T12:05:18.048587965</dc:date>
    <meta:editing-duration>PT1M44S</meta:editing-duration>
    <meta:editing-cycles>6</meta:editing-cycles>
    <meta:generator>LibreOffice/25.8.2.2$Linux_X86_64 LibreOffice_project/580$Build-2</meta:generator>
    <meta:document-statistic meta:table-count="0" meta:image-count="0" meta:object-count="0" meta:page-count="1" meta:paragraph-count="6" meta:word-count="23" meta:character-count="118" meta:non-whitespace-character-count="106"/>
  </office:meta>
</office:document-meta>
</file>